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arl Perkins – You cant´t make love to somebody</text:p>
      <text:p text:style-name="Preformatted_20_Text">[CHORUS]</text:p>
      <text:p text:style-name="Preformatted_20_Text">Well you can't make love to somebody</text:p>
      <text:p text:style-name="Preformatted_20_Text">When you got somebody else on your mind</text:p>
      <text:p text:style-name="Preformatted_20_Text">No you can't make love to another</text:p>
      <text:p text:style-name="Preformatted_20_Text">When you try you're just wasting your time.</text:p>
      <text:p text:style-name="Preformatted_20_Text"/>
      <text:p text:style-name="Preformatted_20_Text">Took my gal by the hand and started dancing</text:p>
      <text:p text:style-name="Preformatted_20_Text">I tried to lose these very blues but couldn't hide</text:p>
      <text:p text:style-name="Preformatted_20_Text">A old buck gave me the shove and I kept prancing</text:p>
      <text:p text:style-name="Preformatted_20_Text">Oh Lord I thought I would cry.</text:p>
      <text:p text:style-name="Preformatted_20_Text"/>
      <text:p text:style-name="Preformatted_20_Text">[CHORUS]</text:p>
      <text:p text:style-name="Preformatted_20_Text"/>
      <text:p text:style-name="Preformatted_20_Text">[INSTR.]</text:p>
      <text:p text:style-name="Preformatted_20_Text"/>
      <text:p text:style-name="Preformatted_20_Text">[CHORUS]</text:p>
      <text:p text:style-name="Preformatted_20_Text"/>
      <text:p text:style-name="Preformatted_20_Text">I Took my gal by the hand and started dancing</text:p>
      <text:p text:style-name="Preformatted_20_Text">I tried to lose these very blues but couldn't hide</text:p>
      <text:p text:style-name="Preformatted_20_Text">I don´t buck gave me the shove and I kept prancing</text:p>
      <text:p text:style-name="Preformatted_20_Text">Oh Lord I fall, I would cry</text:p>
      <text:p text:style-name="Preformatted_20_Text"/>
      <text:p text:style-name="Preformatted_20_Text">[CHORUS]</text:p>
      <text:p text:style-name="Preformatted_20_Text"/>
      <text:p text:style-name="Preformatted_20_Text">[INSTR.]</text:p>
      <text:p text:style-name="Preformatted_20_Text"/>
      <text:p text:style-name="Preformatted_20_Text">[CHORU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20" meta:word-count="121" meta:character-count="597"/>
    <meta:generator>OpenOffice.org/3.0$Unix OpenOffice.org_project/300m15$Build-9379</meta:generator>
  </office:meta>
</office:document-meta>
</file>